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imes" svg:font-family="Times"/>
    <style:font-face style:name="Courier 10 Pitch" svg:font-family="'Courier 10 Pitch'" style:font-pitch="fixed"/>
    <style:font-face style:name="DejaVu Sans Mono" svg:font-family="'DejaVu Sans Mono'" style:font-family-generic="swiss" style:font-pitch="fixed"/>
    <style:font-face style:name="Garuda" svg:font-family="Garuda" style:font-pitch="variable"/>
    <style:font-face style:name="Vemana2000" svg:font-family="Vemana2000" style:font-pitch="variable"/>
    <style:font-face style:name="Century Schoolbook L" svg:font-family="'Century Schoolbook L'" style:font-family-generic="roman" style:font-pitch="variable"/>
    <style:font-face style:name="DejaVu Sans1" svg:font-family="'DejaVu Sans'" style:font-family-generic="roman" style:font-pitch="variable"/>
    <style:font-face style:name="Lucida Bright" svg:font-family="'Lucida Bright'" style:font-family-generic="roman" style:font-pitch="variable"/>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Century Schoolbook L"/>
    </style:style>
    <style:style style:name="P2" style:family="paragraph" style:parent-style-name="Standard">
      <style:paragraph-properties fo:text-align="center" style:justify-single-word="false"/>
      <style:text-properties style:font-name="Century Schoolbook L" fo:font-size="14pt" fo:font-weight="bold" style:font-size-asian="14pt" style:font-weight-asian="bold" style:font-size-complex="14pt" style:font-weight-complex="bold"/>
    </style:style>
    <style:style style:name="P3" style:family="paragraph" style:parent-style-name="Standard">
      <style:text-properties style:font-name="Century Schoolbook L" fo:font-size="12pt" fo:font-weight="normal"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style:font-name="Century Schoolbook L" fo:font-size="18pt" fo:font-style="italic" fo:font-weight="bold" style:font-size-asian="18pt" style:font-style-asian="italic" style:font-weight-asian="bold" style:font-size-complex="18pt" style:font-style-complex="italic" style:font-weight-complex="bold"/>
    </style:style>
    <style:style style:name="P5" style:family="paragraph" style:parent-style-name="Standard">
      <style:paragraph-properties fo:text-align="center" style:justify-single-word="false"/>
      <style:text-properties style:font-name="Century Schoolbook L" fo:font-size="18pt" fo:font-style="normal" fo:font-weight="bold" style:font-size-asian="18pt" style:font-style-asian="normal" style:font-weight-asian="bold" style:font-size-complex="18pt" style:font-style-complex="normal" style:font-weight-complex="bold"/>
    </style:style>
    <style:style style:name="P6" style:family="paragraph" style:parent-style-name="Standard">
      <style:paragraph-properties fo:text-align="center" style:justify-single-word="false"/>
      <style:text-properties style:font-name="Century Schoolbook L" fo:font-size="16pt" fo:font-style="normal" fo:font-weight="normal" style:font-size-asian="16pt" style:font-style-asian="normal" style:font-weight-asian="normal" style:font-size-complex="16pt" style:font-style-complex="normal" style:font-weight-complex="normal"/>
    </style:style>
    <style:style style:name="P7" style:family="paragraph" style:parent-style-name="Standard">
      <style:paragraph-properties fo:text-align="center" style:justify-single-word="false"/>
      <style:text-properties style:font-name="Century Schoolbook L" fo:font-size="24pt" fo:font-style="normal" fo:font-weight="bold" style:font-size-asian="24pt" style:font-style-asian="normal" style:font-weight-asian="bold" style:font-size-complex="24pt" style:font-style-complex="normal" style:font-weight-complex="bold"/>
    </style:style>
    <style:style style:name="P8" style:family="paragraph" style:parent-style-name="Standard">
      <style:text-properties style:font-name="Courier 10 Pitch" fo:font-size="10.5pt" fo:font-weight="normal" style:font-size-asian="10.5pt" style:font-weight-asian="normal" style:font-size-complex="10.5pt" style:font-weight-complex="normal"/>
    </style:style>
    <style:style style:name="P9" style:family="paragraph" style:parent-style-name="Table_20_Contents">
      <style:paragraph-properties fo:text-align="center" style:justify-single-word="false"/>
      <style:text-properties style:font-name="Century Schoolbook L" fo:font-size="14pt" fo:font-weight="bold" style:font-size-asian="14pt" style:font-weight-asian="bold" style:font-size-complex="14pt" style:font-weight-complex="bold"/>
    </style:style>
    <style:style style:name="P10" style:family="paragraph" style:parent-style-name="Table_20_Contents">
      <style:paragraph-properties fo:text-align="center" style:justify-single-word="false"/>
      <style:text-properties style:font-name="Century Schoolbook L"/>
    </style:style>
    <style:style style:name="P11" style:family="paragraph" style:parent-style-name="Heading_20_3">
      <style:text-properties style:font-name="Century Schoolbook L"/>
    </style:style>
    <style:style style:name="P12" style:family="paragraph" style:parent-style-name="Heading_20_3">
      <style:text-properties style:font-name="Century Schoolbook L" fo:font-size="14pt" fo:font-weight="bold" style:font-size-asian="14pt" style:font-weight-asian="bold" style:font-size-complex="14pt" style:font-weight-complex="bold"/>
    </style:style>
    <style:style style:name="T1" style:family="text">
      <style:text-properties style:font-name="DejaVu Sans"/>
    </style:style>
    <style:style style:name="T2" style:family="text">
      <style:text-properties style:font-name="DejaVu San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font-name="Century Schoolbook L"/>
    </style:style>
    <style:style style:name="T5" style:family="text">
      <style:text-properties style:font-name="Century Schoolbook L" fo:font-size="12pt" fo:font-weight="normal" style:font-size-asian="10.5pt" style:font-weight-asian="normal" style:font-size-complex="12pt" style:font-weight-complex="normal"/>
    </style:style>
    <style:style style:name="T6" style:family="text">
      <style:text-properties style:font-name="Century Schoolbook L"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Century Schoolbook L" fo:font-size="14pt" fo:font-weight="bold" style:font-size-asian="14pt" style:font-weight-asian="bold" style:font-size-complex="14pt" style:font-weight-complex="bold"/>
    </style:style>
    <style:style style:name="T8" style:family="text">
      <style:text-properties style:font-name="Century Schoolbook L" fo:font-weight="normal" style:font-weight-asian="normal"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Courier 10 Pitch" fo:font-weight="normal"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ath*4060</text:p>
      <text:p text:style-name="P4">Project 1:</text:p>
      <text:p text:style-name="P5">Self-avoiding Walk, Population Size</text:p>
      <text:p text:style-name="P5">and <text:span text:style-name="T13">k</text:span>-point Mutation</text:p>
      <text:p text:style-name="P6">Andrew Crowell</text:p>
      <text:p text:style-name="P1"/>
      <text:p text:style-name="P3"><text:span text:style-name="T7">Overview</text:span></text:p>
      <text:p text:style-name="P3">The purpose of this experiment was to investigate population size and number of point mutations during evolution in that population, and their impact on the average and <text:span text:style-name="T5">standard deviation of the run</text:span>time, and number of populations who failed to obtain their optimal fitness goal. The fitness function used in this experiment was based on the self-avoiding walk problem, so results will show more efficient techniques for solving this particular problem domain.</text:p>
      <text:h text:style-name="P12" text:outline-level="3" text:is-list-header="true">Methods</text:h>
      <text:p text:style-name="P3"><text:span text:style-name="T5">An evolutionary simulation written in C++ was used to acquire these results. The following is roughly the pseudocode used by the evolutionary algorithm performed:</text:span></text:p>
      <text:p text:style-name="P3"><text:span text:style-name="T5"/></text:p>
      <text:p text:style-name="P8"><text:span text:style-name="T8">μ, </text:span><text:span text:style-name="T2">θ, </text:span><text:span text:style-name="T3">n := 0 (the mean, standard deviation and fail rate respectively)</text:span></text:p>
      <text:p text:style-name="P8"><text:span text:style-name="T3">T := 0 (global time used to time overall tests)</text:span></text:p>
      <text:p text:style-name="P8"><text:span text:style-name="T3">for i in 1..200:</text:span></text:p>
      <text:p text:style-name="P8"><text:span text:style-name="T3"><text:tab/>t := 0 (used to time each iteration of the event, and causes to give up after a certain “timeout” range is hit)</text:span></text:p>
      <text:p text:style-name="P8"><text:span text:style-name="T3"><text:tab/>create an initial population at random</text:span></text:p>
      <text:p text:style-name="P8"><text:span text:style-name="T3"><text:tab/>evaluate fitness of the members of the population</text:span></text:p>
      <text:p text:style-name="P8"><text:span text:style-name="T3"><text:tab/>while not “done” (haven't timed out or met optimal population):</text:span></text:p>
      <text:p text:style-name="P8"><text:span text:style-name="T12"><text:tab/><text:tab/>select pairs from the population </text:span><text:span text:style-name="T3">using tournament selection</text:span></text:p>
      <text:p text:style-name="P8"><text:span text:style-name="T3"><text:tab/><text:tab/>copy selected population members (parents) to get children</text:span></text:p>
      <text:p text:style-name="P8"><text:span text:style-name="T3"><text:tab/><text:tab/>perform two-point crossover on the children</text:span></text:p>
      <text:p text:style-name="P8"><text:span text:style-name="T3"><text:tab/><text:tab/>mutate the children using </text:span><text:span text:style-name="T14">k</text:span><text:span text:style-name="T3">-point mutation</text:span></text:p>
      <text:p text:style-name="P8"><text:span text:style-name="T3"><text:tab/><text:tab/>place the children in the population</text:span></text:p>
      <text:p text:style-name="P8"><text:span text:style-name="T3"><text:tab/><text:tab/>evaluate fitness of new structures</text:span></text:p>
      <text:p text:style-name="P8"><text:span text:style-name="T3"><text:tab/><text:tab/>increase local time</text:span></text:p>
      <text:p text:style-name="P8"><text:span text:style-name="T3"><text:tab/>if timeout:</text:span></text:p>
      <text:p text:style-name="P8"><text:span text:style-name="T3"><text:tab/><text:tab/>n += 1</text:span></text:p>
      <text:p text:style-name="P8"><text:span text:style-name="T3"><text:tab/>T += t</text:span></text:p>
      <text:p text:style-name="P8"><text:span text:style-name="T1">μ</text:span> := (T / 200)</text:p>
      <text:p text:style-name="P8"><text:span text:style-name="T2">θ</text:span> := (T^2 / 199)^(1/2)</text:p>
      <text:h text:style-name="P11" text:outline-level="3" text:is-list-header="true"><text:span text:style-name="T4">Results</text:span></text:h>
      <text:h text:style-name="P11" text:outline-level="3" text:is-list-header="true"><text:span text:style-name="T9">The program was run for at population sizes 200 and 400 for the </text:span><text:span text:style-name="T10">k</text:span><text:span text:style-name="T9"> </text:span><text:span text:style-name="T11">values 1 to 3 inclusive. </text:span><text:span text:style-name="T6">μ is the mean time taken, θ is the standard deviation of the time taken, and n is the number of failures. The results are tabulated here:</text:span></text:h>
      <text:p text:style-name="P1"/>
      <table:table table:name="Table1" table:style-name="Table1">
        <table:table-column table:style-name="Table1.A" table:number-columns-repeated="3"/>
        <table:table-row>
          <table:table-cell table:style-name="Table1.A1" office:value-type="string">
            <text:p text:style-name="P2"><text:span text:style-name="T13">k</text:span>-point mutations</text:p>
          </table:table-cell>
          <table:table-cell table:style-name="Table1.A1" office:value-type="string">
            <text:p text:style-name="P9">Population size of 200</text:p>
          </table:table-cell>
          <table:table-cell table:style-name="Table1.C1" office:value-type="string">
            <text:p text:style-name="P9">Population size of 400</text:p>
          </table:table-cell>
        </table:table-row>
        <table:table-row>
          <table:table-cell table:style-name="Table1.A2" office:value-type="string">
            <text:p text:style-name="P10">1</text:p>
          </table:table-cell>
          <table:table-cell table:style-name="Table1.A2" office:value-type="string">
            <text:p text:style-name="P10">μ=505.118</text:p>
            <text:p text:style-name="P10">θ=468.044</text:p>
            <text:p text:style-name="P10">n=184</text:p>
          </table:table-cell>
          <table:table-cell table:style-name="Table1.C2" office:value-type="string">
            <text:p text:style-name="P10">μ=337.058</text:p>
            <text:p text:style-name="P10">θ=435.633</text:p>
            <text:p text:style-name="P10">n=118</text:p>
          </table:table-cell>
        </table:table-row>
        <table:table-row>
          <table:table-cell table:style-name="Table1.A2" office:value-type="string">
            <text:p text:style-name="P10">2</text:p>
          </table:table-cell>
          <table:table-cell table:style-name="Table1.A2" office:value-type="string">
            <text:p text:style-name="P10">μ=349.447</text:p>
            <text:p text:style-name="P10">θ=395.056</text:p>
            <text:p text:style-name="P10">n=99</text:p>
          </table:table-cell>
          <table:table-cell table:style-name="Table1.C2" office:value-type="string">
            <text:p text:style-name="P10">μ=214.815</text:p>
            <text:p text:style-name="P10">θ=308.64</text:p>
            <text:p text:style-name="P10">n=47</text:p>
          </table:table-cell>
        </table:table-row>
        <table:table-row>
          <table:table-cell table:style-name="Table1.A2" office:value-type="string">
            <text:p text:style-name="P10">3</text:p>
          </table:table-cell>
          <table:table-cell table:style-name="Table1.A2" office:value-type="string">
            <text:p text:style-name="P10">μ=388.8</text:p>
            <text:p text:style-name="P10">θ=318.45</text:p>
            <text:p text:style-name="P10">n=62</text:p>
          </table:table-cell>
          <table:table-cell table:style-name="Table1.C2" office:value-type="string">
            <text:p text:style-name="P10">μ=245.985</text:p>
            <text:p text:style-name="P10">θ=206.23</text:p>
            <text:p text:style-name="P10">n=13</text:p>
          </table:table-cell>
        </table:table-row>
      </table:table>
      <text:p text:style-name="P1"/>
      <text:h text:style-name="P11" text:outline-level="3" text:is-list-header="true">Conclusions and Discussion</text:h>
      <text:p text:style-name="P1">From examination of the results shown above, it becomes clear that using greater <text:span text:style-name="T13">k</text:span>-point mutations will <text:span text:style-name="T13">dramatically</text:span> lower the amount of failures in the self-avoiding walk. For 1-point mutation, <text:s/>the <text:span text:style-name="T4">population of 200 had a 92% failure rate, and the population of 400 had a 29% failure rate. On the other hand, in 3-point mutation, the population of 200 had <text:s/>31% failure rate, but the population of 400 had a 3.25% failure rate.</text:span></text:p>
      <text:p text:style-name="P1"/>
      <text:p text:style-name="P1">The average runtime of the algorithm is lowest with 2-point mutations so the <text:s/>effectiveness of a population at finding a solution using a mutation eventually becomes a tradeoff for time efficiency. The difference in average time between 2-point and 3-point isn't nearly as drastic as the difference between 1-point and 2-point, but there is a noticable gap. Thus, depending on how time crucial this algorithm is, 2-point mutation is the better for time, but the 3-point is the better for having much less failure.</text:p>
      <text:p text:style-name="P1"/>
      <text:p text:style-name="P1">Having a greater population size also improves the average runtime speed of the algorithm. Twice as many population members implies double the capabilities in obtaining optimal fitness, and according to the percentages observed above, it makes the population of 400 approximately 317.24% better at 1-point mutation, and 953.85% better at 3-point mutation.</text:p>
      <text:p text:style-name="P1"/>
      <text:p text:style-name="P1">In summary, a reasonably larger population size and greater value of k for k-point mutation will be beneficial to finding relatively quick and successful solutions to the self-avoiding walk problem.</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imes" svg:font-family="Times"/>
    <style:font-face style:name="Courier 10 Pitch" svg:font-family="'Courier 10 Pitch'" style:font-pitch="fixed"/>
    <style:font-face style:name="DejaVu Sans Mono" svg:font-family="'DejaVu Sans Mono'" style:font-family-generic="swiss" style:font-pitch="fixed"/>
    <style:font-face style:name="Garuda" svg:font-family="Garuda" style:font-pitch="variable"/>
    <style:font-face style:name="Vemana2000" svg:font-family="Vemana2000" style:font-pitch="variable"/>
    <style:font-face style:name="Century Schoolbook L" svg:font-family="'Century Schoolbook L'" style:font-family-generic="roman" style:font-pitch="variable"/>
    <style:font-face style:name="DejaVu Sans1" svg:font-family="'DejaVu Sans'" style:font-family-generic="roman" style:font-pitch="variable"/>
    <style:font-face style:name="Lucida Bright" svg:font-family="'Lucida Bright'" style:font-family-generic="roman" style:font-pitch="variable"/>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CA" style:letter-kerning="true" style:font-name-asian="DejaVu Sans2" style:font-size-asian="12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2" style:font-size-asian="14pt" style:font-name-complex="DejaVu Sans2" style:font-size-complex="14pt"/>
    </style:style>
    <style:style style:name="Heading_20_3" style:display-name="Heading 3" style:family="paragraph" style:parent-style-name="Heading" style:next-style-name="Text_20_body" style:class="text" style:default-outline-level="3">
      <style:text-properties style:font-name="DejaVu Sans1" fo:font-size="14pt" fo:font-weight="bold" style:font-name-asian="DejaVu Sans2" style:font-size-asian="14pt" style:font-weight-asian="bold" style:font-name-complex="DejaVu Sans2" style:font-size-complex="14pt" style:font-weight-complex="bold"/>
    </style:style>
    <style:style style:name="List" style:family="paragraph" style:parent-style-name="Text_20_body" style:class="list">
      <style:text-properties style:font-name="Tim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Andrew Crowell</meta:initial-creator>
    <meta:creation-date>2008-01-24T14:07:04</meta:creation-date>
    <dc:creator>Andrew Crowell</dc:creator>
    <dc:date>2008-01-24T15:51:09</dc:date>
    <dc:language>en-CA</dc:language>
    <meta:editing-cycles>21</meta:editing-cycles>
    <meta:editing-duration>PT1H44M7S</meta:editing-duration>
    <meta:user-defined meta:name="Info 1"/>
    <meta:user-defined meta:name="Info 2"/>
    <meta:user-defined meta:name="Info 3"/>
    <meta:user-defined meta:name="Info 4"/>
    <meta:document-statistic meta:table-count="1" meta:image-count="0" meta:object-count="0" meta:page-count="3" meta:paragraph-count="59" meta:word-count="598" meta:character-count="3440"/>
  </office:meta>
</office:document-meta>
</file>